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50000002FC085EA40.png" manifest:media-type="image/png"/>
  <manifest:file-entry manifest:full-path="Pictures/10000000000001680000015F203881C8.jpg" manifest:media-type="image/jpeg"/>
  <manifest:file-entry manifest:full-path="Pictures/1000020100000205000000B7174E35E1.png" manifest:media-type="image/png"/>
  <manifest:file-entry manifest:full-path="Pictures/10000000000001680000015F0EFD1D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iberation Sans" svg:font-family="'Liberation Sans'"/>
    <style:font-face style:name="Lohit Devanagari1" svg:font-family="'Lohit Devanagari'"/>
    <style:font-face style:name="Menlo" svg:font-family="Menlo, Monaco, 'Courier New', monospace"/>
    <style:font-face style:name="Nimbus Sans L" svg:font-family="'Nimbus Sans L', 'Liberation Sans'"/>
    <style:font-face style:name="Open Sans" svg:font-family="'Open Sans', 'liberation sans', Myriad, 'Bitstream Vera Sans', 'Lucida Grande', 'Luxi Sans', helvetica, verdana, arial, sans-serif"/>
    <style:font-face style:name="OpenSymbol" svg:font-family="OpenSymbol"/>
    <style:font-face style:name="Overpass" svg:font-family="Overpass, 'Open Sans', 'Helvetica Neue', sans-serif"/>
    <style:font-face style:name="DejaVu Sans" svg:font-family="'DejaVu Sans'" style:font-family-generic="swiss"/>
    <style:font-face style:name="Liberation Sans3" svg:font-family="'Liberation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17.59cm" table:align="margins" fo:keep-with-next="always"/>
    </style:style>
    <style:style style:name="Table3.A" style:family="table-column">
      <style:table-column-properties style:column-width="5.863cm" style:rel-column-width="21845*"/>
    </style:style>
    <style:style style:name="Table3.A1" style:family="table-cell">
      <style:table-cell-properties fo:padding="0.097cm" fo:border="none"/>
    </style:style>
    <style:style style:name="Table1" style:family="table" style:master-page-name="Standard">
      <style:table-properties style:width="15.621cm" fo:margin-left="-0.199cm" fo:margin-top="0cm" fo:margin-bottom="0cm" style:page-number="auto" table:align="left" style:writing-mode="lr-tb"/>
    </style:style>
    <style:style style:name="Table1.A" style:family="table-column">
      <style:table-column-properties style:column-width="15.62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_2a__20_RA-Title">
      <style:text-properties fo:font-size="30pt" fo:font-weight="bold" style:font-size-asian="30pt" style:font-weight-asian="bold" style:font-size-complex="30pt" style:font-weight-complex="bold"/>
    </style:style>
    <style:style style:name="P4" style:family="paragraph" style:parent-style-name="_2a__20_RA-Copyright_20_Page_20_Body">
      <style:text-properties style:font-name="Liberation Sans1" fo:font-size="11pt" fo:font-weight="normal" style:font-size-asian="11pt" style:font-weight-asian="normal" style:font-size-complex="11pt" style:font-weight-complex="normal"/>
    </style:style>
    <style:style style:name="P5" style:family="paragraph" style:parent-style-name="_2a__20_RA-Copyright_20_Page_20_Body">
      <style:text-properties style:font-name="Liberation Sans1" fo:font-size="11pt" fo:font-weight="normal" style:font-name-asian="Times New Roman" style:font-size-asian="11pt" style:font-weight-asian="normal" style:font-name-complex="Arial" style:font-size-complex="11pt" style:font-weight-complex="normal"/>
    </style:style>
    <style:style style:name="P6" style:family="paragraph" style:parent-style-name="_2a__20_RA-Copyright_20_Page_20_Body">
      <style:text-properties style:font-name="Liberation Sans1" fo:font-size="11pt" fo:font-weight="bold" style:font-name-asian="Times New Roman" style:font-size-asian="11pt" style:font-weight-asian="bold" style:font-name-complex="Arial" style:font-size-complex="11pt" style:font-weight-complex="bold"/>
    </style:style>
    <style:style style:name="P7" style:family="paragraph" style:parent-style-name="_2a__20_RA-Copyright_20_Page_20_Body">
      <style:text-properties style:font-name="Liberation Sans1" fo:font-size="16pt" fo:font-weight="bold" style:font-name-asian="Times New Roman" style:font-size-asian="16pt" style:font-weight-asian="bold" style:font-name-complex="Arial" style:font-size-complex="16pt" style:font-weight-complex="bold"/>
    </style:style>
    <style:style style:name="P8" style:family="paragraph" style:parent-style-name="_2a__20_RA-Copyright_20_Page_20_Body">
      <style:text-properties fo:font-weight="bold" style:font-weight-asian="bold" style:font-weight-complex="bold"/>
    </style:style>
    <style:style style:name="P9" style:family="paragraph" style:parent-style-name="Contents_20_6">
      <style:paragraph-properties>
        <style:tab-stops>
          <style:tab-stop style:position="17.59cm" style:type="right" style:leader-style="dotted" style:leader-text="."/>
        </style:tab-stops>
      </style:paragraph-properties>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284cm" style:type="right" style:leader-style="dotted" style:leader-text="."/>
        </style:tab-stops>
      </style:paragraph-properties>
    </style:style>
    <style:style style:name="P12" style:family="paragraph" style:parent-style-name="Text_20_body">
      <style:paragraph-properties fo:break-before="page"/>
      <style:text-properties fo:font-size="16pt" fo:font-weight="bold" style:font-size-asian="14pt" style:font-weight-asian="bold" style:font-size-complex="16pt" style:font-weight-complex="bold"/>
    </style:style>
    <style:style style:name="P13" style:family="paragraph" style:parent-style-name="List_20_Heading">
      <style:text-properties officeooo:paragraph-rsid="0005eb3f"/>
    </style:style>
    <style:style style:name="P14" style:family="paragraph" style:parent-style-name="List_20_Heading">
      <style:text-properties fo:font-weight="bold" style:font-weight-asian="bold" style:font-weight-complex="bold"/>
    </style:style>
    <style:style style:name="P15" style:family="paragraph" style:parent-style-name="List_20_Heading">
      <style:paragraph-properties fo:margin-left="0cm" fo:margin-right="0cm" fo:margin-top="0cm" fo:margin-bottom="0cm" style:contextual-spacing="false" style:line-height-at-least="0.661cm" fo:text-align="start" style:justify-single-word="false" fo:orphans="4" fo:widows="4" fo:text-indent="0cm" style:auto-text-indent="false" fo:padding="0cm" fo:border="none"/>
    </style:style>
    <style:style style:name="P16" style:family="paragraph" style:parent-style-name="List_20_Heading">
      <style:paragraph-properties fo:margin-left="0cm" fo:margin-right="0cm" fo:margin-top="0cm" fo:margin-bottom="0cm" style:contextual-spacing="false" style:line-height-at-least="0.661cm" fo:text-align="start" style:justify-single-word="false" fo:orphans="4" fo:widows="4" fo:text-indent="0cm" style:auto-text-indent="false" fo:padding="0cm" fo:border="none"/>
      <style:text-properties fo:font-variant="normal" fo:text-transform="none" fo:color="#1a1a1a" style:font-name="Overpass" fo:font-size="11.25pt" fo:letter-spacing="normal" fo:font-style="normal" fo:font-weight="bold" fo:padding="0cm" fo:border="none"/>
    </style:style>
    <style:style style:name="P17" style:family="paragraph" style:parent-style-name="Text_20_body">
      <style:paragraph-properties fo:margin-left="0cm" fo:margin-right="0cm" fo:margin-top="0cm" fo:margin-bottom="0cm" style:contextual-spacing="false" style:line-height-at-least="0.661cm" fo:text-align="start" style:justify-single-word="false" fo:orphans="4" fo:widows="4" fo:text-indent="0cm" style:auto-text-indent="false" fo:padding="0cm" fo:border="none"/>
    </style:style>
    <style:style style:name="P18" style:family="paragraph" style:parent-style-name="Preformatted_20_Text">
      <style:paragraph-properties fo:margin-left="0cm" fo:margin-right="0cm" fo:margin-top="0cm" fo:margin-bottom="0cm" style:contextual-spacing="false" style:line-height-at-least="0.661cm" fo:text-align="start" style:justify-single-word="false" fo:orphans="4" fo:widows="4" fo:text-indent="0cm" style:auto-text-indent="false"/>
    </style:style>
    <style:style style:name="P19" style:family="paragraph" style:parent-style-name="Text_20_body">
      <style:paragraph-properties fo:margin-left="0cm" fo:margin-right="0cm" fo:margin-top="0cm" fo:margin-bottom="0cm" style:contextual-spacing="false" style:line-height-at-least="0.661cm" fo:text-align="start" style:justify-single-word="false" fo:orphans="4" fo:widows="4" fo:text-indent="0cm" style:auto-text-indent="false"/>
      <style:text-properties fo:font-variant="normal" fo:text-transform="none" fo:color="#1a1a1a" style:font-name="Open Sans" fo:font-size="11.25pt" fo:letter-spacing="normal" fo:font-style="normal" fo:font-weight="normal" fo:padding="0cm" fo:border="none"/>
    </style:style>
    <style:style style:name="P20" style:family="paragraph" style:parent-style-name="Text_20_body">
      <style:paragraph-properties fo:margin-left="0cm" fo:margin-right="0cm" fo:margin-top="0cm" fo:margin-bottom="0cm" style:contextual-spacing="false" style:line-height-at-least="0.661cm" fo:text-align="start" style:justify-single-word="false" fo:orphans="4" fo:widows="4" fo:text-indent="0cm" style:auto-text-indent="false"/>
    </style:style>
    <style:style style:name="P21" style:family="paragraph" style:parent-style-name="Preformatted_20_Text">
      <style:paragraph-properties fo:margin-left="0cm" fo:margin-right="0cm" style:line-height-at-least="0.661cm" fo:text-align="start" style:justify-single-word="false" fo:orphans="4" fo:widows="4" fo:text-indent="0cm" style:auto-text-indent="false"/>
      <style:text-properties fo:font-variant="normal" fo:text-transform="none" fo:color="#1a1a1a" style:font-name="Menlo" fo:font-size="11.25pt" fo:letter-spacing="normal" fo:font-style="normal" fo:font-weight="normal"/>
    </style:style>
    <style:style style:name="P22" style:family="paragraph" style:parent-style-name="Preformatted_20_Text">
      <style:paragraph-properties fo:margin-left="0cm" fo:margin-right="0cm" style:line-height-at-least="0.661cm" fo:text-align="start" style:justify-single-word="false" fo:orphans="4" fo:widows="4" fo:text-indent="0cm" style:auto-text-indent="false"/>
      <style:text-properties fo:font-variant="normal" fo:text-transform="none" fo:color="#1a1a1a" style:font-name="Menlo" fo:font-size="11.25pt" fo:letter-spacing="normal" fo:font-style="normal" fo:font-weight="normal" officeooo:rsid="000e0247" officeooo:paragraph-rsid="000e0247"/>
    </style:style>
    <style:style style:name="P23" style:family="paragraph" style:parent-style-name="Preformatted_20_Text">
      <style:paragraph-properties fo:margin-left="0cm" fo:margin-right="0cm" style:line-height-at-least="0.661cm" fo:text-align="start" style:justify-single-word="false" fo:orphans="4" fo:widows="4" fo:text-indent="0cm" style:auto-text-indent="false"/>
      <style:text-properties fo:font-variant="normal" fo:text-transform="none" fo:color="#1a1a1a" style:font-name="Menlo" fo:font-size="11.25pt" fo:letter-spacing="normal" fo:font-style="normal" fo:font-weight="normal" officeooo:rsid="000fe964" officeooo:paragraph-rsid="000fe964"/>
    </style:style>
    <style:style style:name="P24" style:family="paragraph" style:parent-style-name="Preformatted_20_Text">
      <style:text-properties fo:font-variant="normal" fo:text-transform="none" fo:color="#1a1a1a" style:font-name="Open Sans" fo:font-size="11.25pt" fo:letter-spacing="normal" fo:font-style="normal" fo:font-weight="normal"/>
    </style:style>
    <style:style style:name="P25" style:family="paragraph" style:parent-style-name="Preformatted_20_Text">
      <style:text-properties fo:font-variant="normal" fo:text-transform="none" fo:color="#1a1a1a" style:font-name="Open Sans" fo:font-size="11.25pt" fo:letter-spacing="normal" fo:font-style="normal" fo:font-weight="normal" officeooo:rsid="000d0d78" officeooo:paragraph-rsid="000d0d78"/>
    </style:style>
    <style:style style:name="P26" style:family="paragraph" style:parent-style-name="Preformatted_20_Text">
      <style:text-properties officeooo:rsid="00103519" officeooo:paragraph-rsid="00103519"/>
    </style:style>
    <style:style style:name="P27" style:family="paragraph" style:parent-style-name="List_20_Contents">
      <style:text-properties officeooo:paragraph-rsid="00103519"/>
    </style:style>
    <style:style style:name="P28" style:family="paragraph" style:parent-style-name="List_20_Contents">
      <style:paragraph-properties fo:margin-left="1cm" fo:margin-right="0cm" fo:margin-top="0cm" fo:margin-bottom="0cm" style:contextual-spacing="false" style:line-height-at-least="0.661cm" fo:text-align="start" style:justify-single-word="false" fo:orphans="4" fo:widows="4" fo:text-indent="0cm" style:auto-text-indent="false" fo:padding="0cm" fo:border="none"/>
      <style:text-properties fo:font-variant="normal" fo:text-transform="none" fo:color="#1a1a1a" style:font-name="Open Sans" fo:font-size="11.25pt" fo:letter-spacing="normal" fo:font-style="normal" fo:font-weight="normal" fo:padding="0cm" fo:border="none"/>
    </style:style>
    <style:style style:name="P29" style:family="paragraph" style:parent-style-name="List_20_Contents">
      <style:paragraph-properties fo:margin-left="1cm" fo:margin-right="0cm" fo:margin-top="0cm" fo:margin-bottom="0cm" style:contextual-spacing="false" style:line-height-at-least="0.661cm" fo:text-align="start" style:justify-single-word="false" fo:orphans="4" fo:widows="4" fo:text-indent="0cm" style:auto-text-indent="false" fo:padding="0cm" fo:border="none"/>
    </style:style>
    <style:style style:name="P30" style:family="paragraph" style:parent-style-name="List_20_Contents">
      <style:paragraph-properties fo:margin-left="1.251cm" fo:margin-right="0cm" fo:margin-top="0cm" fo:margin-bottom="0cm" style:contextual-spacing="false" fo:orphans="4" fo:widows="4" fo:text-indent="0cm" style:auto-text-indent="false"/>
      <style:text-properties fo:font-variant="normal" fo:text-transform="none" fo:color="#1a1a1a" style:font-name="Open Sans" fo:font-size="11.25pt" fo:letter-spacing="normal" fo:font-style="normal" fo:font-weight="normal" fo:padding="0cm" fo:border="none"/>
    </style:style>
    <style:style style:name="P31" style:family="paragraph" style:parent-style-name="List_20_Contents">
      <style:paragraph-properties fo:margin-left="1.251cm" fo:margin-right="0cm" fo:margin-top="0cm" fo:margin-bottom="0cm" style:contextual-spacing="false" fo:orphans="4" fo:widows="4" fo:text-indent="0cm" style:auto-text-indent="false"/>
      <style:text-properties fo:font-variant="normal" fo:text-transform="none" fo:color="#1a1a1a" fo:font-size="11.25pt" fo:letter-spacing="normal" fo:font-style="normal" fo:padding="0cm" fo:border="none"/>
    </style:style>
    <style:style style:name="P32" style:family="paragraph" style:parent-style-name="List_20_Contents">
      <style:paragraph-properties fo:margin-left="1.251cm" fo:margin-right="0cm" fo:margin-top="0cm" fo:margin-bottom="0cm" style:contextual-spacing="false" fo:orphans="4" fo:widows="4" fo:text-indent="0cm" style:auto-text-indent="false"/>
    </style:style>
    <style:style style:name="P33" style:family="paragraph" style:parent-style-name="List_20_Contents">
      <style:paragraph-properties fo:margin-left="1.251cm" fo:margin-right="0cm" fo:margin-top="0cm" fo:margin-bottom="0cm" style:contextual-spacing="false" fo:orphans="4" fo:widows="4" fo:text-indent="0cm" style:auto-text-indent="false"/>
      <style:text-properties fo:font-size="11.25pt" fo:padding="0cm" fo:border="none"/>
    </style:style>
    <style:style style:name="P34" style:family="paragraph" style:parent-style-name="Text_20_body">
      <style:text-properties officeooo:rsid="0003ffcd" officeooo:paragraph-rsid="0003ffcd"/>
    </style:style>
    <style:style style:name="P35" style:family="paragraph" style:parent-style-name="Text_20_body">
      <style:text-properties officeooo:paragraph-rsid="0003ffcd"/>
    </style:style>
    <style:style style:name="P36" style:family="paragraph" style:parent-style-name="Text_20_body">
      <style:text-properties officeooo:rsid="00040d73" officeooo:paragraph-rsid="00040d73"/>
    </style:style>
    <style:style style:name="P37" style:family="paragraph" style:parent-style-name="Text_20_body">
      <style:text-properties officeooo:paragraph-rsid="00040d73"/>
    </style:style>
    <style:style style:name="P38" style:family="paragraph" style:parent-style-name="Text_20_body">
      <style:text-properties officeooo:rsid="0005eb3f" officeooo:paragraph-rsid="0005eb3f"/>
    </style:style>
    <style:style style:name="P39" style:family="paragraph" style:parent-style-name="Text_20_body">
      <style:text-properties officeooo:paragraph-rsid="0005eb3f"/>
    </style:style>
    <style:style style:name="P40" style:family="paragraph" style:parent-style-name="Text_20_body">
      <style:text-properties officeooo:rsid="000dc0fb" officeooo:paragraph-rsid="000dc0fb"/>
    </style:style>
    <style:style style:name="P41" style:family="paragraph" style:parent-style-name="Text_20_body" style:master-page-name="First_20_Page">
      <style:paragraph-properties style:page-number="auto"/>
    </style:style>
    <style:style style:name="P42" style:family="paragraph" style:parent-style-name="Text_20_body" style:list-style-name="L4"/>
    <style:style style:name="P43" style:family="paragraph" style:parent-style-name="Text_20_body" style:list-style-name="L4">
      <style:text-properties officeooo:paragraph-rsid="0009e329"/>
    </style:style>
    <style:style style:name="P44" style:family="paragraph" style:parent-style-name="Text_20_body" style:list-style-name="L4">
      <style:text-properties officeooo:paragraph-rsid="00106b38"/>
    </style:style>
    <style:style style:name="P45" style:family="paragraph" style:parent-style-name="Text_20_body" style:list-style-name="L4">
      <style:text-properties officeooo:rsid="0009e329" officeooo:paragraph-rsid="0009e329"/>
    </style:style>
    <style:style style:name="P46" style:family="paragraph" style:parent-style-name="Text_20_body" style:list-style-name="L4">
      <style:text-properties officeooo:rsid="0012351f" officeooo:paragraph-rsid="0012351f"/>
    </style:style>
    <style:style style:name="P47" style:family="paragraph" style:parent-style-name="Text_20_body">
      <style:text-properties officeooo:rsid="0012351f" officeooo:paragraph-rsid="0012351f"/>
    </style:style>
    <style:style style:name="P48" style:family="paragraph" style:parent-style-name="Standard" style:master-page-name="_2a__20_RA-Last_20_Page">
      <style:paragraph-properties style:page-number="auto"/>
    </style:style>
    <style:style style:name="P49" style:family="paragraph" style:parent-style-name="Standard" style:list-style-name="L4">
      <style:text-properties officeooo:paragraph-rsid="0012351f"/>
    </style:style>
    <style:style style:name="P50" style:family="paragraph" style:parent-style-name="Standard" style:list-style-name="L4">
      <style:text-properties officeooo:rsid="0012351f" officeooo:paragraph-rsid="0012351f"/>
    </style:style>
    <style:style style:name="P51" style:family="paragraph" style:parent-style-name="List_20_Contents">
      <style:paragraph-properties fo:margin-left="1cm" fo:margin-right="0cm" fo:margin-top="0cm" fo:margin-bottom="0cm" style:contextual-spacing="false" style:line-height-at-least="0.661cm" fo:text-align="start" style:justify-single-word="false" fo:orphans="4" fo:widows="4" fo:text-indent="0cm" style:auto-text-indent="false" fo:padding="0cm" fo:border="none"/>
      <style:text-properties fo:font-variant="normal" fo:text-transform="none" fo:color="#1a1a1a" style:font-name="Open Sans" fo:font-size="11.25pt" fo:letter-spacing="normal" fo:font-style="normal" fo:font-weight="normal" fo:padding="0cm" fo:border="none"/>
    </style:style>
    <style:style style:name="P52" style:family="paragraph" style:parent-style-name="_2a__20_RA-Copyright_20_Page_20_Body" style:master-page-name="_2a__20_RA-Copyright">
      <style:paragraph-properties style:page-number="auto"/>
    </style:style>
    <style:style style:name="P53" style:family="paragraph" style:parent-style-name="Heading_20_6">
      <style:text-properties officeooo:rsid="0005eb3f" officeooo:paragraph-rsid="0005eb3f"/>
    </style:style>
    <style:style style:name="P54" style:family="paragraph" style:parent-style-name="Heading_20_6">
      <style:text-properties officeooo:paragraph-rsid="0012351f"/>
    </style:style>
    <style:style style:name="P55" style:family="paragraph" style:parent-style-name="Heading_20_6">
      <style:paragraph-properties fo:break-before="page"/>
      <style:text-properties officeooo:rsid="0005eb3f" officeooo:paragraph-rsid="0005eb3f"/>
    </style:style>
    <style:style style:name="P56" style:family="paragraph" style:parent-style-name="Heading_20_2">
      <style:text-properties officeooo:rsid="00040d73" officeooo:paragraph-rsid="00040d73"/>
    </style:style>
    <style:style style:name="P57" style:family="paragraph" style:parent-style-name="Heading_20_2">
      <style:text-properties officeooo:rsid="0005eb3f" officeooo:paragraph-rsid="0005eb3f"/>
    </style:style>
    <style:style style:name="P58" style:family="paragraph" style:parent-style-name="Heading_20_1">
      <style:text-properties officeooo:rsid="0005eb3f" officeooo:paragraph-rsid="0005eb3f"/>
    </style:style>
    <style:style style:name="P59" style:family="paragraph" style:parent-style-name="Heading_20_1" style:master-page-name="Standard">
      <style:paragraph-properties style:page-number="1"/>
    </style:style>
    <style:style style:name="P60" style:family="paragraph" style:parent-style-name="Heading_20_1">
      <style:paragraph-properties fo:break-before="page"/>
      <style:text-properties officeooo:rsid="00040d73" officeooo:paragraph-rsid="00040d73"/>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2" style:family="text">
      <style:text-properties style:font-name="Liberation Sans1" fo:font-size="11pt" fo:font-weight="normal" style:font-size-asian="11pt" style:font-weight-asian="normal" style:font-size-complex="11pt" style:font-weight-complex="normal"/>
    </style:style>
    <style:style style:name="T3" style:family="text">
      <style:text-properties style:font-name="Liberation Sans1" fo:font-size="11pt" fo:font-weight="normal" style:font-name-asian="Times New Roman" style:font-size-asian="11pt" style:font-weight-asian="normal" style:font-name-complex="Arial" style:font-size-complex="11pt" style:font-weight-complex="normal"/>
    </style:style>
    <style:style style:name="T4" style:family="text">
      <style:text-properties fo:font-weight="bold" style:font-weight-asian="bold" style:font-weight-complex="bold"/>
    </style:style>
    <style:style style:name="T5" style:family="text">
      <style:text-properties fo:color="#000000" style:font-name="Liberation Sans1" fo:font-size="10pt" fo:font-weight="normal" style:font-size-asian="10pt" style:font-weight-asian="normal" style:font-size-complex="11pt" style:font-weight-complex="normal"/>
    </style:style>
    <style:style style:name="T6" style:family="text">
      <style:text-properties fo:color="#000000" style:font-name="Open Sans"/>
    </style:style>
    <style:style style:name="T7" style:family="text">
      <style:text-properties style:use-window-font-color="true" style:font-name="Liberation Sans1" fo:font-size="9.75pt" fo:background-color="transparent" loext:char-shading-value="0" fo:padding="0cm" fo:border="none"/>
    </style:style>
    <style:style style:name="T8" style:family="text">
      <style:text-properties style:use-window-font-color="true" style:font-name="Menlo" fo:font-size="9.75pt" fo:background-color="transparent" loext:char-shading-value="0" fo:padding="0cm" fo:border="none"/>
    </style:style>
    <style:style style:name="T9" style:family="text">
      <style:text-properties officeooo:rsid="0003ffcd"/>
    </style:style>
    <style:style style:name="T10" style:family="text">
      <style:text-properties officeooo:rsid="00040d73"/>
    </style:style>
    <style:style style:name="T11" style:family="text">
      <style:text-properties officeooo:rsid="0005eb3f"/>
    </style:style>
    <style:style style:name="T12" style:family="text">
      <style:text-properties officeooo:rsid="0007f974"/>
    </style:style>
    <style:style style:name="T13" style:family="text">
      <style:text-properties officeooo:rsid="0009e329"/>
    </style:style>
    <style:style style:name="T14" style:family="text">
      <style:text-properties fo:font-variant="normal" fo:text-transform="none" fo:color="#1a1a1a" style:font-name="Overpass" fo:font-size="11.25pt" fo:letter-spacing="normal" fo:font-style="normal" fo:font-weight="bold" fo:padding="0cm" fo:border="none"/>
    </style:style>
    <style:style style:name="T15" style:family="text">
      <style:text-properties fo:font-variant="normal" fo:text-transform="none" fo:color="#1a1a1a" style:font-name="Open Sans" fo:font-size="11.25pt" fo:letter-spacing="normal" fo:font-style="normal" fo:font-weight="normal" fo:padding="0cm" fo:border="none"/>
    </style:style>
    <style:style style:name="T16" style:family="text">
      <style:text-properties fo:font-variant="normal" fo:text-transform="none" fo:color="#1a1a1a" style:font-name="Open Sans" fo:font-size="11.25pt" fo:letter-spacing="normal" fo:font-style="normal" fo:font-weight="normal" fo:background-color="transparent" loext:char-shading-value="0" fo:padding="0cm" fo:border="none"/>
    </style:style>
    <style:style style:name="T17" style:family="text">
      <style:text-properties fo:font-variant="normal" fo:text-transform="none" fo:color="#1a1a1a" style:font-name="Open Sans" fo:font-size="11.25pt" fo:letter-spacing="normal" fo:font-style="normal" fo:font-weight="bold" fo:padding="0cm" fo:border="none"/>
    </style:style>
    <style:style style:name="T18" style:family="text">
      <style:text-properties fo:font-variant="normal" fo:text-transform="none" fo:color="#1a1a1a" style:font-name="Menlo" fo:font-size="11.25pt" fo:letter-spacing="normal" fo:font-style="normal" fo:background-color="transparent" loext:char-shading-value="0" fo:padding="0cm" fo:border="none"/>
    </style:style>
    <style:style style:name="T19" style:family="text">
      <style:text-properties fo:font-variant="normal" fo:text-transform="none" fo:color="#1a1a1a" style:font-name="Menlo" fo:font-size="11.25pt" fo:letter-spacing="normal" fo:font-style="normal" fo:font-weight="normal"/>
    </style:style>
    <style:style style:name="T20" style:family="text">
      <style:text-properties fo:font-variant="normal" fo:text-transform="none" fo:color="#1a1a1a" style:font-name="Menlo" fo:font-size="11.25pt" fo:letter-spacing="normal" fo:font-style="italic" fo:font-weight="normal" fo:padding="0cm" fo:border="none"/>
    </style:style>
    <style:style style:name="T21" style:family="text">
      <style:text-properties fo:font-variant="normal" fo:text-transform="none" fo:color="#0085cf" style:text-line-through-style="none" style:text-line-through-type="none" style:font-name="Open Sans" fo:font-size="11.25pt" fo:letter-spacing="normal" fo:font-style="normal" style:text-underline-style="none" fo:font-weight="normal" style:text-blinking="false" fo:background-color="transparent" loext:char-shading-value="0" fo:padding="0cm" fo:border="none"/>
    </style:style>
    <style:style style:name="T22" style:family="text">
      <style:text-properties fo:font-size="11.25pt" fo:padding="0cm" fo:border="none"/>
    </style:style>
    <style:style style:name="T23" style:family="text">
      <style:text-properties fo:color="#0085cf" style:text-line-through-style="none" style:text-line-through-type="none" style:font-name="Open Sans" style:text-underline-style="none" style:text-blinking="false" fo:padding="0cm" fo:border="none"/>
    </style:style>
    <style:style style:name="T24" style:family="text">
      <style:text-properties officeooo:rsid="00103519"/>
    </style:style>
    <style:style style:name="T25" style:family="text">
      <style:text-properties officeooo:rsid="00106b38"/>
    </style:style>
    <style:style style:name="T26"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7" text:separation-character="-" text:name="Table"/>
        <text:sequence-decl text:display-outline-level="0" text:name="Text"/>
        <text:sequence-decl text:display-outline-level="0" text:name="Drawing"/>
        <text:sequence-decl text:display-outline-level="3" text:separation-character="." text:name="Figure"/>
      </text:sequence-decls>
      <text:p text:style-name="P41"/>
      <text:p text:style-name="Text_20_body"><text:span text:style-name="_2a__20_RA-Generic_20_Entity"/></text:p>
      <text:p text:style-name="Text_20_body"/>
      <text:p text:style-name="P3"><text:text-input text:description="RA-Title">RHEV on RH Gluster Storage as streched HA-Cluster</text:text-input></text:p>
      <text:p text:style-name="_2a__20_RA-SubTitle"><text:text-input text:description="RA-SubTitle">RHEV on RH Gluster Storage as streched HA-Cluster</text:text-input></text:p>
      <text:p text:style-name="Text_20_body"/>
      <text:p text:style-name="Text_20_body"/>
      <text:p text:style-name="Text_20_body"/>
      <text:p text:style-name="Text_20_body"/>
      <text:p text:style-name="Text_20_body"/>
      <text:p text:style-name="Text_20_body"/>
      <text:p text:style-name="Text_20_body"/>
      <text:p text:style-name="_2a__20_RA-Author"><text:text-input text:description="RA-Author">Markus Schreier, Solution Architect, RHCA</text:text-input></text:p>
      <text:p text:style-name="Text_20_body"/>
      <text:p text:style-name="Text_20_body"/>
      <text:p text:style-name="Text_20_body"/>
      <text:p text:style-name="Text_20_body"/>
      <text:p text:style-name="Text_20_body"/>
      <text:p text:style-name="_2a__20_RA-Document_20_Version">Version <text:text-input text:description="RA-Document Version">0.1</text:text-input></text:p>
      <text:p text:style-name="_2a__20_RA-Release_20_Date"><text:text-input text:description="RA-Release Date">15.06.2015</text:text-input></text:p>
      <text:p text:style-name="Text_20_body"/>
      <text:p text:style-name="Text_20_body"><text:soft-page-break/></text:p>
      <text:p text:style-name="Text_20_body"/>
      <text:p text:style-name="P52">100 East Davie Street<text:line-break/>Raleigh NC 27601 USA<text:line-break/>Phone: +1 919 754 3700<text:line-break/>Phone: 888 733 4281<text:line-break/>Fax: +1 919 754 3701<text:line-break/>PO Box 13588<text:line-break/>Research Triangle Park NC 27709 USA<text:line-break/><text:line-break/>Linux is a registered trademark of Linus Torvalds. Red Hat, Red Hat Enterprise Linux and the Red Hat "Shadowman" logo are registered trademarks of Red Hat, Inc. in the United States and other countries.</text:p>
      <text:p text:style-name="_2a__20_RA-Copyright_20_Page_20_Body">Microsoft and Windows are U.S. registered trademarks of Microsoft Corporation.<office:annotation><dc:creator>John Herr</dc:creator><dc:date>2011-05-31T13:28:48</dc:date><text:p text:style-name="P61"><text:span text:style-name="T26">Make sure to modify this page to make the Copyright information relevant to the reference architecture</text:span></text:p><text:p text:style-name="P61"><text:span text:style-name="T26"/></text:p></office:annotation></text:p>
      <text:p text:style-name="_2a__20_RA-Copyright_20_Page_20_Body">UNIX is a registered trademark of The Open Group.</text:p>
      <text:p text:style-name="_2a__20_RA-Copyright_20_Page_20_Body">Intel, the Intel logo and Xeon are registered trademarks of Intel Corporation or its subsidiaries in the United States and other countries.</text:p>
      <text:p text:style-name="P4">All other trademarks referenced herein are the property of their respective owners.</text:p>
      <text:p text:style-name="_2a__20_RA-Copyright_20_Page_20_Body"><text:span text:style-name="T2"><text:line-break/>© 2013 by Red Hat, Inc. This material may be distributed only subject to the terms and conditions set forth in the Open Publication License, V1.0 or later (the latest version is presently available at </text:span><text:a xlink:type="simple" xlink:href="http://www.opencontent.org/openpub/" office:target-frame-name="_blank" xlink:show="new"><text:span text:style-name="Internet_20_link"><text:span text:style-name="T2">http://www.opencontent.org/openpub/</text:span></text:span></text:a><text:span text:style-name="T2">).<text:line-break/><text:line-break/>The information contained herein is subject to change without notice. Red Hat, Inc. shall not be liable for technical or editorial errors or omissions contained herein.<text:line-break/><text:line-break/>Distribution of</text:span><text:span text:style-name="T5"> </text:span><text:span text:style-name="T2">modified versions of this document is prohibited without the explicit permission of Red Hat Inc.<text:line-break/><text:line-break/>Distribution of this work or derivative of this work in any standard (paper) book form for commercial purposes is prohibited unless prior permission is obtained from Red Hat Inc.<text:line-break/><text:line-break/>The GPG fingerprint of the </text:span><text:a xlink:type="simple" xlink:href="mailto:security@redhat.com"><text:span text:style-name="Internet_20_link"><text:span text:style-name="T2">security@redhat.com</text:span></text:span></text:a><text:span text:style-name="T2"> key is:<text:line-break/>CA 20 86 86 2B D6 9D FC 65 F6 EC C4 21 91 80 CD DB 42 A6 0E</text:span></text:p>
      <text:p text:style-name="_2a__20_RA-Copyright_20_Page_20_Body"/>
      <text:p text:style-name="P12">Comments and Feedback</text:p>
      <text:p text:style-name="_2a__20_RA-Copyright_20_Page_20_Body">In the spirit of open source, we invite anyone to provide feedback and comments on any reference architectures. Although we review our papers internally, sometimes issues or typographical errors are encountered. Feedback allows us to not only improve the quality of the papers we produce, but allows the reader to provide their thoughts on potential improvements and topic expansion to the papers.</text:p>
      <text:p text:style-name="_2a__20_RA-Copyright_20_Page_20_Body">Feedback on the papers can be provided by emailing <text:a xlink:type="simple" xlink:href="mailto:refarch-feedback@redhat.com"><text:span text:style-name="T3">refarch-feedback@redhat.com</text:span></text:a><text:span text:style-name="T3"><office:annotation><dc:creator>John Herr</dc:creator><dc:date>2011-05-31T13:30:27</dc:date><text:p text:style-name="P61"><text:span text:style-name="T26">Edit this hyperlink and modify the Subject line to include the title/subtitle of the reference architecture.</text:span></text:p></office:annotation></text:span><text:span text:style-name="T3">. Please refer to the title within the email.</text:span></text:p>
      <text:p text:style-name="P5"/>
      <text:p text:style-name="P7">Staying In Touch</text:p>
      <text:p text:style-name="P5">Join us on some of the popular social media sites where we keep our audience informed on new reference architectures as well as offer related information on things we find interesting.</text:p>
      <text:p text:style-name="P6"/>
      <text:p text:style-name="P8">Like us on Facebook:</text:p>
      <text:p text:style-name="_2a__20_RA-Copyright_20_Page_20_Body"><text:a xlink:type="simple" xlink:href="https://www.facebook.com/rhrefarch"><text:span text:style-name="T3">https://www.facebook.com/rhrefarch</text:span></text:a></text:p>
      <text:p text:style-name="_2a__20_RA-Copyright_20_Page_20_Body"/>
      <text:p text:style-name="P8">Follow us on Twitter:</text:p>
      <text:p text:style-name="_2a__20_RA-Copyright_20_Page_20_Body"><text:a xlink:type="simple" xlink:href="https://twitter.com/RedHatRefArch"><text:span text:style-name="T3">https://twitter.com/RedHatRefArch</text:span></text:a></text:p>
      <text:p text:style-name="_2a__20_RA-Copyright_20_Page_20_Body"/>
      <text:p text:style-name="P8">Plus us on Google+:</text:p>
      <text:p text:style-name="_2a__20_RA-Copyright_20_Page_20_Body"><text:a xlink:type="simple" xlink:href="https://plus.google.com/u/0/b/114152126783830728030/">https://plus.google.com/u/0/b/114152126783830728030/</text:a></text:p>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p text:style-name="_2a__20_RA-Copyright_20_Page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_2a__20_RA-Table_20_of_20_Contents_20_LS_20_Entity"/>
            <text:index-entry-chapter text:style-name="Default"/>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0"><text:a xlink:type="simple" xlink:href="#__RefHeading__1924_403296907" text:style-name="_2a__20_RA-Table_20_of_20_Contents_20_LS_20_Entity" text:visited-style-name="_2a__20_RA-Table_20_of_20_Contents_20_LS_20_Entity">1 Executive Summary<text:tab/> 1</text:a></text:p>
          <text:p text:style-name="P10"><text:a xlink:type="simple" xlink:href="#__RefHeading__1926_403296907" text:style-name="_2a__20_RA-Table_20_of_20_Contents_20_LS_20_Entity" text:visited-style-name="_2a__20_RA-Table_20_of_20_Contents_20_LS_20_Entity">2 Using this template<text:tab/> 2</text:a></text:p>
          <text:p text:style-name="P11"><text:a xlink:type="simple" xlink:href="#__RefHeading__2132_403296907" text:style-name="_2a__20_RA-Table_20_of_20_Contents_20_LS_20_Entity" text:visited-style-name="_2a__20_RA-Table_20_of_20_Contents_20_LS_20_Entity">2.1 Import Template<text:tab/> 2</text:a></text:p>
          <text:p text:style-name="P11"><text:a xlink:type="simple" xlink:href="#__RefHeading__2134_403296907" text:style-name="_2a__20_RA-Table_20_of_20_Contents_20_LS_20_Entity" text:visited-style-name="_2a__20_RA-Table_20_of_20_Contents_20_LS_20_Entity">2.2 Creating Document from Template<text:tab/> 2</text:a></text:p>
          <text:p text:style-name="P11"><text:a xlink:type="simple" xlink:href="#__RefHeading__11737_1081187092" text:style-name="_2a__20_RA-Table_20_of_20_Contents_20_LS_20_Entity" text:visited-style-name="_2a__20_RA-Table_20_of_20_Contents_20_LS_20_Entity">2.3 Upgrading Template<text:tab/> 2</text:a></text:p>
          <text:p text:style-name="P9"><text:a xlink:type="simple" xlink:href="#__RefHeading__2082_762247846" text:style-name="_2a__20_RA-Table_20_of_20_Contents_20_LS_20_Entity" text:visited-style-name="_2a__20_RA-Table_20_of_20_Contents_20_LS_20_Entity">Appendix A: <text:s/>Revision History<text:tab/> 3</text:a></text:p>
        </text:index-body>
      </text:table-of-content>
      <text:p text:style-name="Text_20_body"/>
      <text:h text:style-name="P59" text:outline-level="1"><text:bookmark-start text:name="__RefHeading__1924_403296907"/>Executive Summary<text:bookmark-end text:name="__RefHeading__1924_403296907"/></text:h>
      <text:p text:style-name="P34"/>
      <text:p text:style-name="Text_20_body">This should be the selling point about the technologies. Marketing style info goes here.</text:p>
      <text:p text:style-name="Text_20_body">See existing Reference Architectures for examples.</text:p>
      <text:p text:style-name="Text_20_body"/>
      <text:p text:style-name="P35">R<text:span text:style-name="T9">ed Hat Enterprise Virtualization is more and more used </text:span>to deploy business relevant <text:span text:style-name="T9">and business critical </text:span>workloads in<text:span text:style-name="T9">side </text:span><text:s/>virtual machines. <text:span text:style-name="T9">O</text:span>ften demanded through legal regulations <text:span text:style-name="T9">like </text:span>BAFIN, PCI-SSD, etc., <text:span text:style-name="T9">customers need </text:span>to assure business continuity even in case of data center outage. <text:span text:style-name="T9">But also customers not hit by these regulations today need to assure continuity of their business.</text:span></text:p>
      <text:p text:style-name="P35">The reference architecture will provide a way to achieve this. <text:span text:style-name="T10">This Architecture shows how to set up Red Hat Enterprise Virtualization as a stretched Cluster over two DCs by using Red Hat Gluster Storage as underlying Storage, again spread over both Datacenters.</text:span></text:p>
      <text:p text:style-name="P36">Key point to this Reference Architecture is a well defined behavior an case of DC outage or DC interconnect outage (split brain). </text:p>
      <text:p text:style-name="Text_20_body"/>
      <text:p text:style-name="Text_20_body"/>
      <text:h text:style-name="P60" text:outline-level="1">Theoretical Background</text:h>
      <text:h text:style-name="P56" text:outline-level="2">Cluster-Types</text:h>
      <text:p text:style-name="P36">HA</text:p>
      <text:p text:style-name="P36">DR</text:p>
      <text:p text:style-name="P36">Streched HA</text:p>
      <text:h text:style-name="P56" text:outline-level="2">underlying Storage</text:h>
      <text:p text:style-name="P36">Synchronous</text:p>
      <text:p text:style-name="P36">Asynchronous</text:p>
      <text:p text:style-name="P36"/>
      <text:p text:style-name="Text_20_body">Synchronous n-way file replication ensures high data availability and local recovery. Asynchronous geo-replication ensures resilience across data centers and regions.</text:p>
      <text:p text:style-name="Text_20_body"/>
      <text:p text:style-name="P17"><text:span text:style-name="Strong_20_Emphasis"><text:span text:style-name="T17">Volume Types</text:span></text:span></text:p>
      <text:p text:style-name="P16">Distributed</text:p>
      <text:p text:style-name="P28">Distributes files across bricks in the volume.</text:p>
      <text:p text:style-name="P28">Use this volume type where scaling and redundancy requirements are not important, or provided by other hardware or software layers.</text:p>
      <text:p text:style-name="P29"><text:span text:style-name="T15">See </text:span><text:a xlink:type="simple" xlink:href="https://access.redhat.com/documentation/en-US/Red_Hat_Storage/3/html-single/Administration_Guide/index.html#Creating_Distributed_Volumes"><text:span text:style-name="T21">Section 6.3, “Creating Distributed Volumes”</text:span></text:a><text:span text:style-name="T15"> for additional information about this volume type.</text:span></text:p>
      <text:p text:style-name="P16">Replicated</text:p>
      <text:p text:style-name="P28">Replicates files across bricks in the volume.</text:p>
      <text:p text:style-name="P28">Use this volume type in environments where high-availability and high-reliability are critical.</text:p>
      <text:p text:style-name="P29"><text:span text:style-name="T15">See </text:span><text:a xlink:type="simple" xlink:href="https://access.redhat.com/documentation/en-US/Red_Hat_Storage/3/html-single/Administration_Guide/index.html#sect-Creating_Replicated_Volumes"><text:span text:style-name="T21">Section 6.4, “Creating Replicated Volumes”</text:span></text:a><text:span text:style-name="T15"> for additional information about this volume type.</text:span></text:p>
      <text:p text:style-name="P16">Distributed Replicated</text:p>
      <text:p text:style-name="P28">Distributes files across replicated bricks in the volume.</text:p>
      <text:p text:style-name="P28">Use this volume type in environments where high-reliability and scalability are critical. This volume type offers improved read performance in most environments.</text:p>
      <text:p text:style-name="P29"><text:span text:style-name="T15">See </text:span><text:a xlink:type="simple" xlink:href="https://access.redhat.com/documentation/en-US/Red_Hat_Storage/3/html-single/Administration_Guide/index.html#sect-Creating_Distributed_Replicated_Volumes"><text:span text:style-name="T21">Section 6.5, “Creating Distributed Replicated Volumes”</text:span></text:a><text:span text:style-name="T15"> for additional information about this volume type.</text:span></text:p>
      <text:p text:style-name="Text_20_body"><text:soft-page-break/>Striped, Striped-Replicated, Distributed-Striped, and Distributed-Striped-Replicated volume types are under technology preview. </text:p>
      <text:p text:style-name="Text_20_body"/>
      <text:p text:style-name="Text_20_body"/>
      <text:p text:style-name="Text_20_body">A word to latency and bandwidth</text:p>
      <text:h text:style-name="P57" text:outline-level="2">Architecture to follow</text:h>
      <text:p text:style-name="P38">Gluster FS on 2 nodes</text:p>
      <text:p text:style-name="P38">RHEV on 2 nodes</text:p>
      <text:p text:style-name="P38">RHEV-M selfhosted </text:p>
      <text:p text:style-name="P37"/>
      <text:p text:style-name="P37"/>
      <text:p text:style-name="P37"/>
      <text:h text:style-name="P58" text:outline-level="1"><text:bookmark-start text:name="__RefHeading__1926_403296907"/>Setup<text:bookmark-end text:name="__RefHeading__1926_403296907"/></text:h>
      <text:h text:style-name="P57" text:outline-level="2">General Infrastructure</text:h>
      <text:p text:style-name="P38">Network structure, IP-Adresses</text:p>
      <text:p text:style-name="P38">NTP</text:p>
      <text:p text:style-name="P38">DNS</text:p>
      <text:p text:style-name="P38"/>
      <text:h text:style-name="P57" text:outline-level="2">Gluster FS</text:h>
      <text:p text:style-name="Text_20_body"><text:span text:style-name="T12">Installed according to </text:span><text:bookmark-ref text:reference-format="number" text:ref-name="__RefHeading__3579_2105046589">Error: Reference source not found</text:bookmark-ref> <text:span text:style-name="T12">chapter 4.1 “Installing from an ISO Image” </text:span></text:p>
      <text:p text:style-name="Text_20_body"><text:span text:style-name="Strong_20_Emphasis"><text:span text:style-name="T17">Creating a Thinly Provisioned Logical Volume</text:span></text:span></text:p>
      <text:p text:style-name="Preformatted_20_Text">pvcreate --dataalignment 1280K /dev/sdb</text:p>
      <text:p text:style-name="Preformatted_20_Text">vgcreate --physicalextentsize 128K rhs_vg /dev/sdb</text:p>
      <text:p text:style-name="P24">metadata device </text:p>
      <text:p text:style-name="Preformatted_20_Text">lvcreate -L 16776960K --name rhs_pool_meta rhs_vg</text:p>
      <text:p text:style-name="P24">data device</text:p>
      <text:p text:style-name="Preformatted_20_Text">lvcreate -L 536870400K --name rhs_pool rhs_vg</text:p>
      <text:p text:style-name="P25">Create a thin pool </text:p>
      <text:p text:style-name="Preformatted_20_Text">lvconvert --chunksize 1280K --thinpool rhs_vg/rhs_pool --poolmetadata rhs_vg/rhs_pool_meta</text:p>
      <text:p text:style-name="Preformatted_20_Text"/>
      <text:p text:style-name="Preformatted_20_Text">lvchange --zero n rhs_vg/rhs_pool</text:p>
      <text:p text:style-name="P24">Create a thinly provisioned volume</text:p>
      <text:p text:style-name="Preformatted_20_Text">lvcreate -V 1G -T rhs_vg/rhs_pool -n rhs_lv</text:p>
      <text:p text:style-name="Text_20_body"><text:soft-page-break/></text:p>
      <text:p text:style-name="P40">Formating and Mounting Bricks</text:p>
      <text:p text:style-name="Preformatted_20_Text"><text:span text:style-name="T19"># mkfs.xfs -f -i size=512 -n size=8192 -d su=128K,sw=10 </text:span><text:span text:style-name="Emphasis"><text:span text:style-name="T20">DEVICE</text:span></text:span></text:p>
      <text:p text:style-name="Preformatted_20_Text"><text:span text:style-name="T19"># mkdir /</text:span><text:span text:style-name="Emphasis"><text:span text:style-name="T20">bricks</text:span></text:span></text:p>
      <text:p text:style-name="P40">/etc/fstab: </text:p>
      <text:p text:style-name="Preformatted_20_Text">/dev/rhs_vg/rhs_lv <text:s text:c="3"/>/bricks <text:s/>xfs rw,inode64,noatime,nouuid <text:s text:c="5"/>1 2 </text:p>
      <text:p text:style-name="Preformatted_20_Text"><text:span text:style-name="T19"># mount /</text:span><text:span text:style-name="Emphasis"><text:span text:style-name="T20">mountpoint</text:span></text:span></text:p>
      <text:p text:style-name="Preformatted_20_Text"># df -h </text:p>
      <text:p text:style-name="Preformatted_20_Text">/dev/rhs_vg/rhs_lv <text:s text:c="2"/>16G <text:s/>1.2G <text:s text:c="2"/>15G <text:s text:c="2"/>7% /bricks</text:p>
      <text:p text:style-name="P20"/>
      <text:p text:style-name="Preformatted_20_Text"># mkdir /bricks/bricksrv1</text:p>
      <text:p text:style-name="P20"/>
      <text:p text:style-name="Preformatted_20_Text"># gluster volume create distdata01 ad-rhs-srv1:/bricks/bricksrv1 ad-rhs-srv2:/bricks/bricksrv2</text:p>
      <text:p text:style-name="Preformatted_20_Text"># gluster volume start distdata01</text:p>
      <text:p text:style-name="Preformatted_20_Text"># gluster <text:s/>volume status distdata01</text:p>
      <text:p text:style-name="Preformatted_20_Text"/>
      <text:p text:style-name="Preformatted_20_Text"/>
      <text:p text:style-name="P18"><text:span text:style-name="Strong_20_Emphasis"><text:span text:style-name="T17">Creating two-way replicated volumes</text:span></text:span></text:p>
      <text:p text:style-name="Preformatted_20_Text"># gluster volume create test-volume replica 2 transport tcp server1:/exp1/brick server2:/exp2/brick</text:p>
      <text:p text:style-name="Preformatted_20_Text">Creation of test-volume has been successful</text:p>
      <text:p text:style-name="Preformatted_20_Text">Please start the volume to access data.</text:p>
      <text:p text:style-name="Preformatted_20_Text"/>
      <text:p text:style-name="Preformatted_20_Text"># gluster volume start test-volume</text:p>
      <text:p text:style-name="Preformatted_20_Text">Starting test-volume has been successful</text:p>
      <text:p text:style-name="Preformatted_20_Text"/>
      <text:p text:style-name="P21">gluster volume info</text:p>
      <text:p text:style-name="P21"/>
      <text:p text:style-name="P22">IMPROTANT: </text:p>
      <text:p text:style-name="P22"><text:span text:style-name="T6">You must set client-side quorum on replicated volumes to prevent split-brain scenarios. For more information on setting client-side quorum, see </text:span><text:a xlink:type="simple" xlink:href="https://access.redhat.com/documentation/en-US/Red_Hat_Storage/3/html-single/Administration_Guide/index.html#Configuring_Client-Side_Quorum"><text:span text:style-name="T23">Section 8.10.1.2, “Configuring Client-Side Quorum”</text:span></text:a></text:p>
      <text:p text:style-name="P22"/>
      <text:p text:style-name="P23">Configure Firewall</text:p>
      <text:p text:style-name="P23"/>
      <text:p text:style-name="P23">Client:</text:p>
      <text:p text:style-name="P23">Pakete installieren...</text:p>
      <text:p text:style-name="Preformatted_20_Text"/>
      <text:p text:style-name="Preformatted_20_Text"><text:span text:style-name="Source_20_Text"><text:span text:style-name="T7">/etc/fstab:</text:span></text:span></text:p>
      <text:p text:style-name="Preformatted_20_Text">server1:/test-volume /mnt/glusterfs glusterfs defaults,_netdev,transport=tcp 0 0</text:p>
      <text:p text:style-name="Preformatted_20_Text"><text:span text:style-name="Source_20_Text"><text:span text:style-name="T8"/></text:span></text:p>
      <text:p text:style-name="Preformatted_20_Text"/>
      <text:p text:style-name="Preformatted_20_Text"/>
      <text:p text:style-name="P26">CTDB Setup</text:p>
      <text:h text:style-name="P57" text:outline-level="2"><text:soft-page-break/>RHEV</text:h>
      <text:h text:style-name="P57" text:outline-level="2">Gluster FS</text:h>
      <text:p text:style-name="Text_20_body"/>
      <text:h text:style-name="Heading_20_2" text:outline-level="2"/>
      <text:h text:style-name="P55" text:outline-level="6">Glossary</text:h>
      <text:p text:style-name="P13"><text:span text:style-name="Strong_20_Emphasis"><text:span text:style-name="T14">Brick</text:span></text:span></text:p>
      <text:p text:style-name="P31">The glusterFS basic unit of storage, represented by an export directory on a server in the trusted storage pool. A brick is expressed by combining a server with an export directory in the following format:</text:p>
      <text:p text:style-name="P32"><text:span text:style-name="Source_20_Text"><text:span text:style-name="T18">SERVER:EXPORT</text:span></text:span></text:p>
      <text:p text:style-name="P31">For example:</text:p>
      <text:p text:style-name="P32"><text:span text:style-name="Source_20_Text"><text:span text:style-name="Emphasis"><text:span text:style-name="T18">myhostname</text:span></text:span></text:span><text:span text:style-name="Source_20_Text"><text:span text:style-name="T18">:</text:span></text:span><text:span text:style-name="Source_20_Text"><text:span text:style-name="Emphasis"><text:span text:style-name="T18">/exports/myexportdir/</text:span></text:span></text:span></text:p>
      <text:p text:style-name="P15"><text:span text:style-name="Strong_20_Emphasis"><text:span text:style-name="T14">Volume</text:span></text:span></text:p>
      <text:p text:style-name="P33">A volume is a logical collection of bricks. Most of the Red Hat Storage management operations happen on the volume.</text:p>
      <text:p text:style-name="P15"><text:span text:style-name="Strong_20_Emphasis"><text:span text:style-name="T14">Translator</text:span></text:span></text:p>
      <text:p text:style-name="P33">A translator connects to one or more subvolumes, does something with them, and offers a subvolume connection.</text:p>
      <text:p text:style-name="P15"><text:span text:style-name="Strong_20_Emphasis"><text:span text:style-name="T14">Subvolume</text:span></text:span></text:p>
      <text:p text:style-name="P33">A brick after being processed by at least one translator.</text:p>
      <text:p text:style-name="P15"><text:span text:style-name="Strong_20_Emphasis"><text:span text:style-name="T14">Volfile</text:span></text:span></text:p>
      <text:p text:style-name="P30">Volume (vol) files are configuration files that determine the behavior of your Red Hat Storage trusted storage pool. At a high level, GlusterFS has three entities, that is, Server, Client and Management daemon. Each of these entities have their own volume files. Volume files for servers and clients are generated by the management daemon upon creation of a volume.</text:p>
      <text:p text:style-name="P32"><text:span text:style-name="T15">Server and Client Vol files are located in </text:span><text:span text:style-name="Source_20_Text"><text:span text:style-name="T16">/var/lib/glusterd/vols/VOLNAME</text:span></text:span><text:span text:style-name="T15"> directory. The management daemon vol file is named as </text:span><text:span text:style-name="Source_20_Text"><text:span text:style-name="T16">glusterd.vol</text:span></text:span><text:span text:style-name="T15"> and is located in </text:span><text:span text:style-name="Source_20_Text"><text:span text:style-name="T16">/etc/glusterfs/</text:span></text:span><text:span text:style-name="T15">director</text:span><text:span text:style-name="T22">y.</text:span></text:p>
      <text:p text:style-name="P13"><text:span text:style-name="Strong_20_Emphasis"><text:span text:style-name="T14">glusterd</text:span></text:span></text:p>
      <text:p text:style-name="P28">glusterd is the glusterFS Management Service that must run on all servers in the trusted storage pool.</text:p>
      <text:p text:style-name="P15"><text:span text:style-name="Strong_20_Emphasis"><text:span text:style-name="T14">Cluster</text:span></text:span></text:p>
      <text:p text:style-name="P28">A trusted pool of linked computers working together, resembling a single computing resource. In Red Hat Storage, a cluster is also referred to as a trusted storage pool.</text:p>
      <text:p text:style-name="P14">Cluster Trivial Database (CTDB) </text:p>
      <text:p text:style-name="P27">CTDB adds virtual IP addresses (VIPs) and a heartbeat service to Red Hat Storage Server <text:span text:style-name="T24">to </text:span>provide high availability for NFS <text:span text:style-name="T24">(</text:span>and SMB<text:span text:style-name="T24">)</text:span> exports.</text:p>
      <text:p text:style-name="P15"><text:span text:style-name="Strong_20_Emphasis"><text:span text:style-name="T14">Distributed File System</text:span></text:span></text:p>
      <text:p text:style-name="P28">A file system that allows multiple clients to concurrently access data which is spread across servers/bricks in a trusted storage pool. Data sharing among multiple locations is fundamental to all distributed file systems.</text:p>
      <text:p text:style-name="P15"><text:span text:style-name="Strong_20_Emphasis"><text:span text:style-name="T14">Virtual File System (VFS)</text:span></text:span></text:p>
      <text:p text:style-name="P28"><text:soft-page-break/>VFS is a kernel software layer that handles all system calls related to the standard Linux file system. It provides a common interface to several kinds of file systems.</text:p>
      <text:p text:style-name="P15"><text:span text:style-name="Strong_20_Emphasis"><text:span text:style-name="T14">POSIX</text:span></text:span></text:p>
      <text:p text:style-name="P29"><text:span text:style-name="T15">Portable Operating System Interface (for Unix) (POSIX) is the name of a family of related standards specified by the IEEE to define the application programming interface (API), as well as shell and utilities interfaces, for software that is compatible with variants of the UNIX operating system. Red Hat Storage exports a fully </text:span><text:span text:style-name="acronym"><text:span text:style-name="T15">POSIX</text:span></text:span><text:span text:style-name="T15"> compatible file system.</text:span></text:p>
      <text:p text:style-name="P15"><text:span text:style-name="Strong_20_Emphasis"><text:span text:style-name="T14">Metadata</text:span></text:span></text:p>
      <text:p text:style-name="P28">Metadata is data providing information about other pieces of data.</text:p>
      <text:p text:style-name="P15"><text:span text:style-name="Strong_20_Emphasis"><text:span text:style-name="T14">FUSE</text:span></text:span></text:p>
      <text:p text:style-name="P29"><text:span text:style-name="T15">Filesystem in User space (</text:span><text:span text:style-name="acronym"><text:span text:style-name="T15">FUSE</text:span></text:span><text:span text:style-name="T15">) is a loadable kernel module for Unix-like operating systems that lets non-privileged users create their own file systems without editing kernel code. This is achieved by running file system code in user space while the </text:span><text:span text:style-name="acronym"><text:span text:style-name="T15">FUSE</text:span></text:span><text:span text:style-name="T15"> module provides only a "bridge" to the kernel interfaces.</text:span></text:p>
      <text:p text:style-name="P29"><text:span text:style-name="T15">Source: </text:span><text:a xlink:type="simple" xlink:href="http://en.wikipedia.org/wiki/Filesystem_in_Userspace"><text:span text:style-name="T21">Wikipedia</text:span></text:a></text:p>
      <text:p text:style-name="P15"><text:span text:style-name="Strong_20_Emphasis"><text:span text:style-name="T14">Geo-Replication</text:span></text:span></text:p>
      <text:p text:style-name="P29"><text:span text:style-name="T15">Geo-replication provides a continuous, asynchronous, and incremental replication service from one site to another over Local Area Networks (</text:span><text:span text:style-name="acronym"><text:span text:style-name="T15">LAN</text:span></text:span><text:span text:style-name="T15">), Wide Area Networks (</text:span><text:span text:style-name="acronym"><text:span text:style-name="T15">WAN</text:span></text:span><text:span text:style-name="T15">), and the Internet.</text:span></text:p>
      <text:p text:style-name="P15"><text:span text:style-name="Strong_20_Emphasis"><text:span text:style-name="T14">N-way Replication</text:span></text:span></text:p>
      <text:p text:style-name="P28">Local synchronous data replication that is typically deployed across campus or Amazon Web Services Availability Zones.</text:p>
      <text:p text:style-name="P15"><text:span text:style-name="Strong_20_Emphasis"><text:span text:style-name="T14">Petabyte</text:span></text:span></text:p>
      <text:p text:style-name="P28">A petabyte is a unit of information equal to one quadrillion bytes, or 1000 terabytes. The unit symbol for the petabyte is PB. The prefix peta- (P) indicates a power of 1000:</text:p>
      <text:p text:style-name="P29"><text:span text:style-name="T15">Source: </text:span><text:a xlink:type="simple" xlink:href="http://en.wikipedia.org/wiki/Petabyte"><text:span text:style-name="T21">Wikipedia</text:span></text:a></text:p>
      <text:p text:style-name="P15"><text:span text:style-name="Strong_20_Emphasis"><text:span text:style-name="T14">RAID</text:span></text:span></text:p>
      <text:p text:style-name="P29"><text:span text:style-name="T15">Redundant Array of Independent Disks (</text:span><text:span text:style-name="acronym"><text:span text:style-name="T15">RAID</text:span></text:span><text:span text:style-name="T15">) is a technology that provides increased storage reliability through redundancy. It combines multiple low-cost, less-reliable disk drives components into a logical unit where all drives in the array are interdependent.</text:span></text:p>
      <text:p text:style-name="P15"><text:span text:style-name="Strong_20_Emphasis"><text:span text:style-name="T14">RRDNS</text:span></text:span></text:p>
      <text:p text:style-name="P29"><text:soft-page-break/><text:span text:style-name="T15">Round Robin Domain Name Service (</text:span><text:span text:style-name="acronym"><text:span text:style-name="T15">RRDNS</text:span></text:span><text:span text:style-name="T15">) is a method to distribute load across application servers. </text:span><text:span text:style-name="acronym"><text:span text:style-name="T15">RRDNS</text:span></text:span><text:span text:style-name="T15"> is implemented by creating multiple records with the same name and different IP addresses in the zone file of a DNS server.</text:span></text:p>
      <text:p text:style-name="P15"><text:span text:style-name="Strong_20_Emphasis"><text:span text:style-name="T14">Block Storage</text:span></text:span></text:p>
      <text:p text:style-name="P28">Block special files, or block devices, correspond to devices through which the system moves data in the form of blocks. These device nodes often represent addressable devices such as hard disks, CD-ROM drives, or memory regions. Red Hat Storage supports the XFS file system with extended attributes.</text:p>
      <text:p text:style-name="P15"><text:span text:style-name="Strong_20_Emphasis"><text:span text:style-name="T14">Scale-Up Storage</text:span></text:span></text:p>
      <text:p text:style-name="P28">Increases the capacity of the storage device in a single dimension. For example, adding additional disk capacity in a trusted storage pool.</text:p>
      <text:p text:style-name="P15"><text:span text:style-name="Strong_20_Emphasis"><text:span text:style-name="T14">Scale-Out Storage</text:span></text:span></text:p>
      <text:p text:style-name="P28">Increases the capability of a storage device in single dimension. For example, adding more systems of the same size, or adding servers to a trusted storage pool that increases CPU, disk capacity, and throughput for the trusted storage pool.</text:p>
      <text:p text:style-name="P15"><text:span text:style-name="Strong_20_Emphasis"><text:span text:style-name="T14">Trusted Storage Pool</text:span></text:span></text:p>
      <text:p text:style-name="P28">A storage pool is a trusted network of storage servers. When you start the first server, the storage pool consists of only that server.</text:p>
      <text:p text:style-name="P15"><text:span text:style-name="Strong_20_Emphasis"><text:span text:style-name="T14">Namespace</text:span></text:span></text:p>
      <text:p text:style-name="P28">An abstract container or environment that is created to hold a logical grouping of unique identifiers or symbols. Each Red Hat Storage trusted storage pool exposes a single namespace as a POSIX mount point which contains every file in the trusted storage pool.</text:p>
      <text:p text:style-name="P15"><text:span text:style-name="Strong_20_Emphasis"><text:span text:style-name="T14">User Space</text:span></text:span></text:p>
      <text:p text:style-name="P28">Applications running in user space do not directly interact with hardware, instead using the kernel to moderate access. User space applications are generally more portable than applications in kernel space. glusterFS is a user space application.</text:p>
      <text:p text:style-name="P19"/>
      <text:p text:style-name="P39"/>
      <text:h text:style-name="P53" text:outline-level="6">Documentation </text:h>
      <text:p text:style-name="P39"/>
      <text:list xml:id="list3511133165293593337" text:style-name="L4">
        <text:list-item>
          <text:p text:style-name="P43"><text:span text:style-name="T11">Installation Guide – Installing Red Hat Storage 3<text:line-break/></text:span><text:a xlink:type="simple" xlink:href="https://access.redhat.com/documentation/en-US/Red_Hat_Storage/3/html-single/Installation_Guide/index.html"><text:span text:style-name="T11">https://access.redhat.com/documentation/en-US/Red_Hat_Storage/3/html-single/Installation_Guide/index.html</text:span></text:a></text:p>
        </text:list-item>
        <text:list-item>
          <text:p text:style-name="P42"><text:bookmark text:name="idm3551984"/><text:soft-page-break/><text:span text:style-name="T13">Configuring Red Hat Enterprise Virtualization with Red Hat Storage – Getting Started with Red Hat Storage 3 and Red Hat Enterprise Virtualisation 3.4 or later</text:span><text:line-break/><text:a xlink:type="simple" xlink:href="https://access.redhat.com/documentation/en-US/Red_Hat_Storage/3/html-single/Configuring_Red_Hat_Enterprise_Virtualization_with_Red_Hat_Storage/index.html">https://access.redhat.com/documentation/en-US/Red_Hat_Storage/3/html-single/Configuring_Red_Hat_Enterprise_Virtualization_with_Red_Hat_Storage/index.html</text:a></text:p>
        </text:list-item>
        <text:list-item>
          <text:p text:style-name="P45">Administration Guide – Configuring and Managing Red Hat Storage Server<text:line-break/>https://access.redhat.com/documentation/en-US/Red_Hat_Storage/3/html-single/Administration_Guide/index.html</text:p>
        </text:list-item>
        <text:list-item>
          <text:p text:style-name="P44"><text:bookmark text:name="page-title"/>Red Hat Gluster Storage (formerly Red Hat Storage Server): Compatible Physical, Virtual Server and Client OS Platforms<text:line-break/><text:span text:style-name="T25">https://access.redhat.com/articles/66206</text:span></text:p>
        </text:list-item>
        <text:list-item>
          <text:p text:style-name="P42"/>
        </text:list-item>
        <text:list-item>
          <text:p text:style-name="P46">TODO; <text:a xlink:type="simple" xlink:href="https://mojo.redhat.com/docs/DOC-967848">https://mojo.redhat.com/docs/DOC-967848</text:a></text:p>
        </text:list-item>
        <text:list-item>
          <text:p text:style-name="P46"/>
        </text:list-item>
      </text:list>
      <table:table table:name="Table1" table:style-name="Table1">
        <table:table-column table:style-name="Table1.A"/>
        <table:table-row table:style-name="Table1.1">
          <table:table-cell table:style-name="Table1.A1" office:value-type="string">
            <text:list xml:id="list174260034960303" text:continue-numbering="true" text:style-name="L4">
              <text:list-item>
                <text:p text:style-name="P49"><text:a xlink:type="simple" xlink:href="http://www.redhat.com/resourcelibrary/reference-architectures/installation-and-configuration-of-red-hat-storage-server-2-0">Installation and configuration of Red Hat Storage Server 2.0</text:a></text:p>
              </text:list-item>
            </text:list>
          </table:table-cell>
        </table:table-row>
        <table:table-row table:style-name="Table1.1">
          <table:table-cell table:style-name="Table1.A1" office:value-type="string">
            <text:list xml:id="list174261384332475" text:continue-numbering="true" text:style-name="L4">
              <text:list-item>
                <text:p text:style-name="P49"><text:a xlink:type="simple" xlink:href="http://www.redhat.com/resourcelibrary/reference-architectures/red-hat-storage-server-2-on-premise-deployment-on-rhev-and-vmware-esxi">Red Hat Storage Server 2.0 for On-premise deployment on RHEV and VMware ESXi</text:a></text:p>
              </text:list-item>
            </text:list>
          </table:table-cell>
        </table:table-row>
        <table:table-row table:style-name="Table1.1">
          <table:table-cell table:style-name="Table1.A1" office:value-type="string">
            <text:list xml:id="list174260145790911" text:continue-numbering="true" text:style-name="L4">
              <text:list-item>
                <text:p text:style-name="P49"><text:a xlink:type="simple" xlink:href="http://www.redhat.com/resourcelibrary/reference-architectures/red-hat-enterprise-virtualization-3-and-red-hat-storage-2-performance-for-a-single-host">Red Hat Enterprise Virtualization 3.1 + Red Hat Storage 2 performance: For a single RHEV host</text:a></text:p>
              </text:list-item>
            </text:list>
          </table:table-cell>
        </table:table-row>
        <table:table-row table:style-name="Table1.1">
          <table:table-cell table:style-name="Table1.A1" office:value-type="string">
            <text:list xml:id="list174261098143718" text:continue-numbering="true" text:style-name="L4">
              <text:list-item>
                <text:p text:style-name="P49"><text:a xlink:type="simple" xlink:href="http://www.redhat.com/resourcelibrary/reference-architectures/integrating-red-hat-storage-2-with-windows-active-directory">Integrating Red Hat Storage 2.1 with Windows Active Directory</text:a></text:p>
              </text:list-item>
            </text:list>
          </table:table-cell>
        </table:table-row>
        <table:table-row table:style-name="Table1.1">
          <table:table-cell table:style-name="Table1.A1" office:value-type="string">
            <text:list xml:id="list174259541953309" text:continue-numbering="true" text:style-name="L4">
              <text:list-item>
                <text:p text:style-name="P49"><text:a xlink:type="simple" xlink:href="http://www.redhat.com/resourcelibrary/reference-architectures/deploying-a-highly-available-openshift-enterprise-1dot2-environment-using-rhev-3dot2-and-rhs-2dot1">Deploying a Highly Available OpenShift Enterprise 1.2 Environment - Using RHEV 3.2 and RHS 2.1</text:a></text:p>
              </text:list-item>
            </text:list>
          </table:table-cell>
        </table:table-row>
        <table:table-row table:style-name="Table1.1">
          <table:table-cell table:style-name="Table1.A1" office:value-type="string">
            <text:list xml:id="list174261244524178" text:continue-numbering="true" text:style-name="L4">
              <text:list-item>
                <text:p text:style-name="P49"><text:a xlink:type="simple" xlink:href="http://www.redhat.com/resourcelibrary/reference-architectures/deploying-a-highly-available-openshift-enterprise-1dot2-environment-using-rhev-3dot2-and-rhs-2dot1">HP RA for Red Hat Storage Server on HP ProLiant SL4540 Gen8 Server</text:a></text:p>
              </text:list-item>
            </text:list>
          </table:table-cell>
        </table:table-row>
        <table:table-row table:style-name="Table1.1">
          <table:table-cell table:style-name="Table1.A1" office:value-type="string">
            <text:list xml:id="list174260603888748" text:continue-numbering="true" text:style-name="L4">
              <text:list-item>
                <text:p text:style-name="P49"><text:a xlink:type="simple" xlink:href="http://www.redhat.com/resourcelibrary/reference-architectures/deploying-a-highly-available-openshift-enterprise-1dot2-environment-using-rhev-3dot2-and-rhs-2dot1">Scale-out File Sync and Share </text:a></text:p>
              </text:list-item>
              <text:list-item>
                <text:p text:style-name="P49"><text:a xlink:type="simple" xlink:href="http://www.redhat.com/resourcelibrary/reference-architectures/deploying-a-highly-available-openshift-enterprise-1dot2-environment-using-rhev-3dot2-and-rhs-2dot1">(Deploying ownCloud and Red Hat Storage Server on HP ProLiant SL4540 Servers)</text:a></text:p>
              </text:list-item>
            </text:list>
          </table:table-cell>
        </table:table-row>
        <table:table-row table:style-name="Table1.1">
          <table:table-cell table:style-name="Table1.A1" office:value-type="string">
            <text:list xml:id="list174260435057019" text:continue-numbering="true" text:style-name="L4">
              <text:list-item>
                <text:p text:style-name="P49"><text:a xlink:type="simple" xlink:href="http://www.redhat.com/resourcelibrary/reference-architectures/deploying-a-highly-available-openshift-enterprise-1dot2-environment-using-rhev-3dot2-and-rhs-2dot1">Splunk Enterprise on Red Hat Storage Server 2.1</text:a></text:p>
              </text:list-item>
            </text:list>
          </table:table-cell>
        </table:table-row>
        <table:table-row table:style-name="Table1.1">
          <table:table-cell table:style-name="Table1.A1" office:value-type="string">
            <text:list xml:id="list174261342447723" text:continue-numbering="true" text:style-name="L4">
              <text:list-item>
                <text:p text:style-name="P49"><text:a xlink:type="simple" xlink:href="http://www.redhat.com/resourcelibrary/reference-architectures/deploying-a-highly-available-openshift-enterprise-1dot2-environment-using-rhev-3dot2-and-rhs-2dot1">Media Transcoding Performance with Elemental and Red Hat</text:a> (Elemental Server and Red Hat Storage Server)</text:p>
              </text:list-item>
            </text:list>
          </table:table-cell>
        </table:table-row>
        <table:table-row table:style-name="Table1.1">
          <table:table-cell table:style-name="Table1.A1" office:value-type="string">
            <text:list xml:id="list174261214683353" text:continue-numbering="true" text:style-name="L4">
              <text:list-item>
                <text:p text:style-name="P49">Consolidating The Storage Tier For Performance and Scalability (Data Management and Protection with CommVault Simpana and Red Hat Storage)</text:p>
              </text:list-item>
            </text:list>
          </table:table-cell>
        </table:table-row>
      </table:table>
      <text:list xml:id="list174261338468143" text:continue-numbering="true" text:style-name="L4">
        <text:list-item>
          <text:p text:style-name="P50"/>
        </text:list-item>
      </text:list>
      <text:p text:style-name="P47"/>
      <text:p text:style-name="P47"/>
      <text:h text:style-name="P54" text:outline-level="6"><text:bookmark-start text:name="__RefHeading__2082_762247846"/>Revision History<text:bookmark-end text:name="__RefHeading__2082_762247846"/></text:h>
      <text:p text:style-name="Text_20_body"/>
      <text:p text:style-name="Text_20_body"/>
      <table:table table:name="Table3" table:style-name="Table3">
        <table:table-column table:style-name="Table3.A" table:number-columns-repeated="3"/>
        <table:table-row>
          <table:table-cell table:style-name="Table3.A1" office:value-type="string">
            <text:p text:style-name="Table_20_Contents">Revision 1.0</text:p>
          </table:table-cell>
          <table:table-cell table:style-name="Table3.A1" office:value-type="string">
            <text:p text:style-name="Table_20_Contents">Monday May 23, 2011</text:p>
          </table:table-cell>
          <table:table-cell table:style-name="Table3.A1" office:value-type="string">
            <text:p text:style-name="Table_20_Contents">John Herr</text:p>
          </table:table-cell>
        </table:table-row>
        <table:table-row>
          <table:table-cell table:style-name="Table3.A1" table:number-columns-spanned="3" office:value-type="string">
            <text:p text:style-name="Table_20_Contents">Initial Release</text:p>
          </table:table-cell>
          <table:covered-table-cell/>
          <table:covered-table-cell/>
        </table:table-row>
      </table:table>
      <text:p text:style-name="Text_20_body"/>
      <text:p text:style-name="Text_20_body"/>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Liberation Sans" svg:font-family="'Liberation Sans'"/>
    <style:font-face style:name="Lohit Devanagari1" svg:font-family="'Lohit Devanagari'"/>
    <style:font-face style:name="Menlo" svg:font-family="Menlo, Monaco, 'Courier New', monospace"/>
    <style:font-face style:name="Nimbus Sans L" svg:font-family="'Nimbus Sans L', 'Liberation Sans'"/>
    <style:font-face style:name="Open Sans" svg:font-family="'Open Sans', 'liberation sans', Myriad, 'Bitstream Vera Sans', 'Lucida Grande', 'Luxi Sans', helvetica, verdana, arial, sans-serif"/>
    <style:font-face style:name="OpenSymbol" svg:font-family="OpenSymbol"/>
    <style:font-face style:name="Overpass" svg:font-family="Overpass, 'Open Sans', 'Helvetica Neue', sans-serif"/>
    <style:font-face style:name="DejaVu Sans" svg:font-family="'DejaVu Sans'" style:font-family-generic="swiss"/>
    <style:font-face style:name="Liberation Sans3" svg:font-family="'Liberation Sans'"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Text_20_body" style:next-style-name="Text_20_body" style:class="text">
      <style:paragraph-properties fo:margin-top="0.423cm" fo:margin-bottom="0.212cm" style:contextual-spacing="false" style:shadow="none" fo:keep-with-next="always">
        <style:tab-stops>
          <style:tab-stop style:position="15.24cm" style:type="right"/>
        </style:tab-stops>
      </style:paragraph-properties>
      <style:text-properties style:font-name="Nimbus Sans L" fo:font-family="'Nimbus Sans L', 'Liberation Sans'" fo:font-size="14pt"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Mono" fo:font-family="'DejaVu Sans Mon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name-complex="Lohit Devanagari1" style:font-family-complex="'Lohit Devanagari'"/>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border-line-width-top="0.002cm 0.088cm 0.035cm" fo:padding="0cm" fo:border-left="none" fo:border-right="none" fo:border-top="3.54pt double #cc0000" fo:border-bottom="none" style:shadow="none" text:number-lines="false" text:line-number="0">
        <style:tab-stops>
          <style:tab-stop style:position="8.89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cm" style:type="center"/>
          <style:tab-stop style:position="17.602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89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32cm" fo:margin-bottom="0.102cm" style:contextual-spacing="false" fo:text-indent="0cm" style:auto-text-indent="false" style:page-number="auto">
        <style:tab-stops>
          <style:tab-stop style:position="15.24cm"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default-outline-level="2" style:class="text">
      <style:paragraph-properties fo:margin-left="0cm" fo:margin-right="0cm" fo:margin-top="0.432cm" fo:margin-bottom="0.102cm" style:contextual-spacing="false" fo:text-indent="0cm"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32cm" fo:margin-bottom="0.102cm" style:contextual-spacing="false" fo:text-indent="0cm" style:auto-text-indent="false" style:page-number="auto">
        <style:tab-stops>
          <style:tab-stop style:position="15.24cm"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default-outline-level="4" style:class="text">
      <style:paragraph-properties fo:margin-left="0cm" fo:margin-right="0cm" fo:margin-top="0.432cm" fo:margin-bottom="0.102cm" style:contextual-spacing="false" fo:text-indent="0cm"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cm" fo:margin-right="0cm" fo:margin-top="0.432cm" fo:margin-bottom="0.102cm" style:contextual-spacing="false" fo:text-indent="0cm"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cm" fo:margin-right="0cm" fo:margin-top="0.432cm" fo:margin-bottom="0.102cm" style:contextual-spacing="false" fo:text-align="start" style:justify-single-word="false" fo:text-indent="0cm"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family="'Liberation Sans'" style:font-family-generic="swiss" style:font-pitch="variable" fo:font-size="11pt" style:font-size-asian="11pt" style:font-name-complex="Arial" style:font-family-complex="Arial" style:font-family-generic-complex="swiss" style:font-pitch-complex="variable" style:font-size-complex="11pt"/>
    </style:style>
    <style:style style:name="_2a__20_RA-Code" style:display-name="* RA-Code" style:family="paragraph" style:parent-style-name="Standard">
      <style:paragraph-properties fo:margin-left="0.254cm" fo:margin-right="0.254cm" fo:margin-top="0cm" fo:margin-bottom="0cm" style:contextual-spacing="false" fo:text-indent="0cm" style:auto-text-indent="false" fo:background-color="#ffffcc">
        <style:tab-stops/>
        <style:background-image/>
      </style:paragraph-properties>
      <style:text-properties style:font-name="Liberation Mono" fo:font-family="'Liberation Mono'" style:font-family-generic="modern" style:font-pitch="fixed" fo:font-size="10.5pt" style:font-size-asian="10.5pt" style:font-size-complex="10.5pt"/>
    </style:style>
    <style:style style:name="_2a__20_RA-Content" style:display-name="* RA-Content" style:family="paragraph" style:parent-style-name="Standard">
      <style:paragraph-properties fo:margin-left="0.254cm" fo:margin-right="0.254cm" fo:margin-top="0cm" fo:margin-bottom="0cm" style:contextual-spacing="false" fo:text-indent="0cm" style:auto-text-indent="false" fo:background-color="#ccffff">
        <style:background-image/>
      </style:paragraph-properties>
      <style:text-properties style:font-name="Liberation Mono" fo:font-family="'Liberation Mono'" style:font-family-generic="modern" style:font-pitch="fixed" fo:font-size="10.5pt" style:font-size-asian="10.5pt" style:font-size-complex="10.5pt"/>
    </style:style>
    <style:style style:name="Endnote" style:family="paragraph" style:parent-style-name="Standard" style:class="extra" style:master-page-name="">
      <style:paragraph-properties fo:margin-left="0.499cm" fo:margin-right="0cm" fo:margin-top="0cm" fo:margin-bottom="0.203cm" style:contextual-spacing="false" fo:line-height="100%" fo:text-indent="-0.499cm"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254cm" fo:margin-bottom="0.254cm" style:contextual-spacing="false">
        <style:tab-stops>
          <style:tab-stop style:position="17.272cm"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305cm" fo:margin-right="0cm" fo:margin-top="0cm" fo:margin-bottom="0.203cm" style:contextual-spacing="false" fo:text-indent="0cm" style:auto-text-indent="false">
        <style:tab-stops>
          <style:tab-stop style:position="16.764cm"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cm" fo:margin-right="0cm" fo:margin-top="0.254cm" fo:margin-bottom="0.254cm" style:contextual-spacing="false" fo:text-indent="0cm" style:auto-text-indent="false">
        <style:tab-stops>
          <style:tab-stop style:position="17.272cm"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305cm" fo:margin-right="0cm" fo:margin-top="0cm" fo:margin-bottom="0.203cm" style:contextual-spacing="false" fo:text-indent="0cm" style:auto-text-indent="false">
        <style:tab-stops>
          <style:tab-stop style:position="16.764cm"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61cm" fo:margin-right="0cm" fo:margin-top="0cm" fo:margin-bottom="0.102cm" style:contextual-spacing="false" fo:text-indent="0cm" style:auto-text-indent="false">
        <style:tab-stops>
          <style:tab-stop style:position="16.256cm"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914cm" fo:margin-right="0cm" fo:margin-top="0cm" fo:margin-bottom="0.102cm" style:contextual-spacing="false" fo:text-indent="0cm" style:auto-text-indent="false">
        <style:tab-stops>
          <style:tab-stop style:position="15.748cm"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1.219cm" fo:margin-right="0cm" fo:margin-top="0cm" fo:margin-bottom="0cm" style:contextual-spacing="false" fo:text-indent="0cm" style:auto-text-indent="false">
        <style:tab-stops>
          <style:tab-stop style:position="15.24cm"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61cm" fo:margin-right="0cm" fo:margin-top="0cm" fo:margin-bottom="0.102cm" style:contextual-spacing="false" fo:text-indent="0cm" style:auto-text-indent="false">
        <style:tab-stops>
          <style:tab-stop style:position="16.256cm"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914cm" fo:margin-right="0cm" fo:margin-top="0cm" fo:margin-bottom="0.102cm" style:contextual-spacing="false" fo:text-indent="0cm" style:auto-text-indent="false">
        <style:tab-stops>
          <style:tab-stop style:position="15.748cm"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1.219cm" fo:margin-right="0cm" fo:margin-top="0cm" fo:margin-bottom="0.102cm" style:contextual-spacing="false" fo:text-indent="0cm" style:auto-text-indent="false">
        <style:tab-stops>
          <style:tab-stop style:position="15.24cm"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508cm" fo:margin-right="0cm" fo:margin-top="0.406cm" fo:margin-bottom="0cm" style:contextual-spacing="false" fo:text-indent="-0.508cm"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1.016cm" fo:margin-right="0cm" fo:margin-top="0cm" fo:margin-bottom="0cm" style:contextual-spacing="false" fo:text-indent="-0.508cm"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family="'DejaVu Sans Mono'" style:font-family-generic="modern" style:font-pitch="fixed" fo:font-size="10pt" style:font-name-asian="WenQuanYi Zen Hei Sharp"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family="'Liberation Mono'" style:font-style-name="Bold" style:font-family-generic="modern" style:font-pitch="fixed"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family="'Liberation Serif'" style:font-style-name="Bold" style:font-family-generic="roman" style:font-pitch="variable"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family="'Liberation Mono'" style:font-style-name="Bold Italic" style:font-family-generic="modern" style:font-pitch="fixed" fo:font-style="italic" fo:font-weight="bold" fo:background-color="transparent" style:font-weight-asian="normal"/>
    </style:style>
    <style:style style:name="_2a__20_RA-Generic_20_Entity" style:display-name="* RA-Generic Entity" style:family="text">
      <style:text-properties style:font-name="Liberation Sans2" fo:font-family="'Liberation Sans'" style:font-style-name="Italic" style:font-family-generic="swiss" style:font-pitch="variable"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Zen Hei Sharp"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top="0cm" fo:margin-bottom="0.508cm" style:wrap="parallel"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prefix="Appendix " style:num-suffix=": " style:num-format="A">
        <style:list-level-properties text:list-level-position-and-space-mode="label-alignment">
          <style:list-level-label-alignment text:label-followed-by="space" fo:text-indent="-2.032cm" fo:margin-left="2.032cm"/>
        </style:list-level-properties>
      </text:outline-level-style>
      <text:outline-level-style text:level="7" style:num-format="1" text:display-levels="2">
        <style:list-level-properties text:list-level-position-and-space-mode="label-alignment">
          <style:list-level-label-alignment text:label-followed-by="space" fo:text-indent="-2.286cm" fo:margin-left="2.286cm"/>
        </style:list-level-properties>
      </text:outline-level-style>
      <text:outline-level-style text:level="8" style:num-format="1" text:display-levels="3">
        <style:list-level-properties text:list-level-position-and-space-mode="label-alignment">
          <style:list-level-label-alignment text:label-followed-by="space" fo:text-indent="-2.54cm" fo:margin-left="2.54cm"/>
        </style:list-level-properties>
      </text:outline-level-style>
      <text:outline-level-style text:level="9" style:num-format="1" text:display-levels="4">
        <style:list-level-properties text:list-level-position-and-space-mode="label-alignment">
          <style:list-level-label-alignment text:label-followed-by="space" fo:text-indent="-2.794cm" fo:margin-left="2.794cm"/>
        </style:list-level-properties>
      </text:outline-level-style>
      <text:outline-level-style text:level="10" style:num-format="1" text:display-levels="5">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T2" style:family="text">
      <style:text-properties fo:font-weight="bold" style:font-weight-asian="bold" style:font-weight-complex="bold"/>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737cm" fo:margin-left="0cm" fo:margin-right="0cm" fo:margin-bottom="0.635cm" style:dynamic-spacing="true"/>
      </style:header-style>
      <style:footer-style>
        <style:header-footer-properties fo:min-height="0.737cm" fo:margin-left="0cm" fo:margin-right="0cm" fo:margin-top="0.635cm" style:dynamic-spacing="fals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distance-before-sep="0.102cm" style:distance-after-sep="0.102cm" style:line-style="none" style:adjustment="left" style:rel-width="25%" style:color="#000000"/>
      </style:page-layout-properties>
      <style:header-style>
        <style:header-footer-properties fo:min-height="0.737cm" fo:margin-left="0cm" fo:margin-right="0cm" fo:margin-bottom="0.635cm" style:dynamic-spacing="true"/>
      </style:header-style>
      <style:footer-style/>
    </style:page-layout>
    <style:page-layout style:name="Mpm3">
      <style:page-layout-properties fo:page-width="21.59cm" fo:page-height="27.94cm" style:num-format="i" style:print-orientation="portrait" fo:margin-top="1.27cm" fo:margin-bottom="1.27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737cm" fo:margin-left="0cm" fo:margin-right="0cm" fo:margin-bottom="0.635cm" style:dynamic-spacing="true"/>
      </style:header-style>
      <style:footer-style>
        <style:header-footer-properties fo:min-height="0.737cm" fo:margin-left="0cm" fo:margin-right="0cm" fo:margin-top="0.635cm" style:dynamic-spacing="false"/>
      </style:footer-style>
    </style:page-layout>
    <style:page-layout style:name="Mpm4">
      <style:page-layout-properties fo:page-width="21.59cm" fo:page-height="27.94cm" style:num-format="1" style:print-orientation="portrait" fo:margin-top="1.27cm" fo:margin-bottom="1.27cm" fo:margin-left="2cm" fo:margin-right="2cm" style:shadow="none" style:writing-mode="lr-tb" style:footnote-max-height="0cm">
        <style:footnote-sep style:line-style="none" style:adjustment="left" style:rel-width="25%" style:color="#000000"/>
      </style:page-layout-properties>
      <style:header-style>
        <style:header-footer-properties fo:min-height="0.737cm" fo:margin-left="0cm" fo:margin-right="0cm" fo:margin-bottom="0.635cm" style:dynamic-spacing="true"/>
      </style:header-style>
      <style:footer-style>
        <style:header-footer-properties fo:min-height="0.737cm" fo:margin-left="0cm" fo:margin-right="0cm" fo:margin-top="0.635cm" style:dynamic-spacing="false"/>
      </style:footer-style>
    </style:page-layout>
    <style:page-layout style:name="Mpm5">
      <style:page-layout-properties fo:page-width="21.59cm" fo:page-height="27.94cm" style:num-format="i" style:print-orientation="portrait" fo:margin-top="1.27cm" fo:margin-bottom="1.27cm" fo:margin-left="2.007cm" fo:margin-right="2.00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737cm" fo:margin-left="0cm" fo:margin-right="0cm" fo:margin-bottom="0.635cm" style:dynamic-spacing="true"/>
      </style:header-style>
      <style:footer-style>
        <style:header-footer-properties fo:min-height="0.737cm" fo:margin-left="0cm" fo:margin-right="0cm" fo:margin-top="0.635cm" style:dynamic-spacing="fals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usage="left">
      <style:page-layout-properties fo:page-width="21.59cm" fo:page-height="27.94cm" style:num-format="1" style:print-orientation="portrait" fo:margin-top="1.27cm" fo:margin-bottom="1.27cm" fo:margin-left="2.007cm" fo:margin-right="2.007cm" style:shadow="none" fo:background-color="transparent" style:writing-mode="lr-tb" style:footnote-max-height="0cm">
        <style:background-image xlink:href="Pictures/10000000000001680000015F0EFD1D18.jpg" xlink:type="simple" xlink:actuate="onLoad" style:position="center center" style:repeat="no-repeat"/>
        <style:columns fo:column-count="1" fo:column-gap="0cm"/>
        <style:footnote-sep style:width="0.018cm" style:line-style="solid" style:adjustment="left" style:rel-width="25%" style:color="#000000"/>
      </style:page-layout-properties>
      <style:header-style/>
      <style:footer-style/>
    </style:page-layout>
    <style:page-layout style:name="Mpm8">
      <style:page-layout-properties fo:page-width="21.59cm" fo:page-height="27.94cm" style:num-format="I" style:print-orientation="portrait" fo:margin-top="1.27cm" fo:margin-bottom="1.27cm" fo:margin-left="2.007cm" fo:margin-right="2.007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737cm" fo:margin-left="0cm" fo:margin-right="0cm" fo:margin-bottom="0.635cm" style:dynamic-spacing="true"/>
      </style:header-style>
      <style:footer-style>
        <style:header-footer-properties fo:min-height="0.737cm" fo:margin-left="0cm" fo:margin-right="0cm" fo:margin-top="0.635cm" style:dynamic-spacing="false"/>
      </style:footer-style>
    </style:page-layout>
    <style:page-layout style:name="Mpm9"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draw:frame draw:style-name="Mfr1" draw:name="graphics39" text:anchor-type="as-char" svg:width="0.967cm" svg:height="0.942cm" draw:z-index="8"><draw:image xlink:href="Pictures/10000000000001680000015F203881C8.jpg" xlink:type="simple" xlink:show="embed" xlink:actuate="onLoad"/></draw:frame></text:p>
      </style:header>
      <style:header-left>
        <text:p text:style-name="Header_20_left"><draw:frame draw:style-name="Mfr1" draw:name="graphics1" text:anchor-type="as-char" svg:width="0.967cm" svg:height="0.942cm" draw:z-index="14"><draw:image xlink:href="Pictures/10000000000001680000015F203881C8.jpg" xlink:type="simple" xlink:show="embed" xlink:actuate="onLoad"/></draw:frame></text:p>
      </style:header-left>
      <style:footer>
        <text:p text:style-name="Footer"><text:span text:style-name="MT1">refarch-feedback@redhat.com</text:span><text:span text:style-name="MT2"><text:tab/></text:span><text:span text:style-name="MT2"><text:page-number text:select-page="current">7</text:page-number></text:span><text:span text:style-name="MT2"><text:tab/></text:span><text:span text:style-name="MT1">www.redhat.com</text:span></text:p>
      </style:footer>
      <style:footer-left>
        <text:p text:style-name="Footer"><text:span text:style-name="MT1">www.redhat.com<text:tab/></text:span><text:span text:style-name="MT1"><text:page-number text:select-page="current">8</text:page-number></text:span><text:span text:style-name="MT1"><text:tab/>refarch-feedback@redhat.com</text:span></text:p>
      </style:footer-left>
    </style:master-page>
    <style:master-page style:name="First_20_Page" style:display-name="First Page" style:page-layout-name="Mpm2" style:next-style-name="Standard">
      <style:header>
        <text:p text:style-name="Header"><draw:frame draw:style-name="Mfr2" draw:name="graphics2" text:anchor-type="paragraph" svg:x="-2cm" svg:y="0.409cm" svg:width="14.732cm" svg:height="5.182cm" draw:z-index="0"><draw:image xlink:href="Pictures/1000020100000205000000B7174E35E1.png" xlink:type="simple" xlink:show="embed" xlink:actuate="onLoad"/></draw:frame><draw:frame draw:style-name="Mfr3" draw:name="graphics3" text:anchor-type="paragraph" svg:x="0.12cm" svg:y="23.539cm" svg:width="5.821cm" svg:height="1.656cm" draw:z-index="2"><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1" draw:name="graphics8" text:anchor-type="as-char" svg:width="0.967cm" svg:height="0.942cm" draw:z-index="1"><draw:image xlink:href="Pictures/10000000000001680000015F203881C8.jpg" xlink:type="simple" xlink:show="embed" xlink:actuate="onLoad"/></draw:frame></text:p>
      </style:header>
      <style:header-left>
        <text:p text:style-name="Header"><draw:frame draw:style-name="Mfr1" draw:name="graphics5" text:anchor-type="as-char" svg:width="0.967cm" svg:height="0.942cm" draw:z-index="0"><draw:image xlink:href="Pictures/10000000000001680000015F203881C8.jpg" xlink:type="simple" xlink:show="embed" xlink:actuate="onLoad"/></draw:frame></text:p>
      </style:header-left>
      <style:footer>
        <text:p text:style-name="Footer"><text:span text:style-name="MT1">refarch-feedback@redhat.com</text:span><text:span text:style-name="MT2"><text:tab/></text:span><text:span text:style-name="MT2"><text:page-number text:select-page="current">v</text:page-number></text:span><text:span text:style-name="MT2"><text:tab/></text:span><text:span text:style-name="MT1">www.redhat.com</text:span></text:p>
      </style:footer>
      <style:footer-left>
        <text:p text:style-name="Footer"><text:span text:style-name="MT1">www.redhat.com<text:tab/></text:span><text:span text:style-name="MT1"><text:page-number text:select-page="current">0</text:page-number></text:span><text:span text:style-name="MT1"><text:tab/>refarch-feedback@redhat.com</text:span></text:p>
      </style:footer-left>
    </style:master-page>
    <style:master-page style:name="Endnote" style:page-layout-name="Mpm4">
      <style:header>
        <text:p text:style-name="Header"/>
      </style:header>
      <style:header-left>
        <text:p text:style-name="Header"><text:tab/><text:tab/><draw:frame draw:style-name="Mfr1" draw:name="graphics6" text:anchor-type="as-char" svg:width="0.967cm" svg:height="0.942cm" draw:z-index="0"><draw:image xlink:href="Pictures/10000000000001680000015F203881C8.jpg" xlink:type="simple" xlink:show="embed" xlink:actuate="onLoad"/></draw:frame></text:p>
      </style:header-left>
      <style:footer>
        <text:p text:style-name="Footer"/>
      </style:footer>
      <style:footer-left>
        <text:p text:style-name="Footer"><text:span text:style-name="MT1">refarch-feedback@redhat.com</text:span><text:span text:style-name="MT2"><text:tab/></text:span><text:span text:style-name="MT2"><text:page-number text:select-page="current">0</text:page-number></text:span><text:span text:style-name="MT2"><text:tab/></text:span><text:span text:style-name="MT1">www.redhat.com</text:span></text:p>
      </style:footer-left>
    </style:master-page>
    <style:master-page style:name="_2a__20_RA-Copyright" style:display-name="* RA-Copyright" style:page-layout-name="Mpm5" style:next-style-name="_2a__20_RA-Feedback">
      <style:header>
        <text:p text:style-name="Header"><draw:frame draw:style-name="Mfr1" draw:name="graphics7" text:anchor-type="as-char" svg:width="0.967cm" svg:height="0.942cm" draw:z-index="3"><draw:image xlink:href="Pictures/10000000000001680000015F203881C8.jpg" xlink:type="simple" xlink:show="embed" xlink:actuate="onLoad"/></draw:frame></text:p>
      </style:header>
      <style:header-left>
        <text:p text:style-name="Header"><draw:frame draw:style-name="Mfr1" draw:name="graphics4" text:anchor-type="as-char" svg:width="0.967cm" svg:height="0.942cm" draw:z-index="0"><draw:image xlink:href="Pictures/10000000000001680000015F203881C8.jpg" xlink:type="simple" xlink:show="embed" xlink:actuate="onLoad"/></draw:frame></text:p>
      </style:header-left>
      <style:footer>
        <text:p text:style-name="Footer"><text:span text:style-name="MT1">refarch-feedback@redhat.com</text:span><text:span text:style-name="MT2"><text:tab/></text:span><text:span text:style-name="MT2"><text:page-number text:select-page="current">iii</text:page-number></text:span><text:span text:style-name="MT2"><text:tab/></text:span><text:span text:style-name="MT1">www.redhat.com</text:span></text:p>
      </style:footer>
      <style:footer-left>
        <text:p text:style-name="Footer"><text:span text:style-name="MT1">www.redhat.com<text:tab/></text:span><text:span text:style-name="MT1"><text:page-number text:select-page="current">0</text:page-number></text:span><text:span text:style-name="MT1"><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1" draw:name="graphics9" text:anchor-type="as-char" svg:width="0.967cm" svg:height="0.942cm" draw:z-index="0"><draw:image xlink:href="Pictures/10000000000001680000015F203881C8.jpg" xlink:type="simple" xlink:show="embed" xlink:actuate="onLoad"/></draw:frame></text:p>
      </style:header>
      <style:header-left>
        <text:p text:style-name="Header_20_left"/>
      </style:header-left>
      <style:footer>
        <text:p text:style-name="Footer"><text:span text:style-name="MT1">refarch-feedback@redhat.com</text:span><text:span text:style-name="MT2"><text:tab/></text:span><text:span text:style-name="MT2"><text:page-number text:select-page="current">0</text:page-number></text:span><text:span text:style-name="MT2"><text:tab/></text:span><text:span text:style-name="MT1">www.redhat.com</text:span></text:p>
      </style:footer>
      <style:footer-left>
        <text:p text:style-name="MP2"/>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5T15:22:45.112548396</meta:creation-date>
    <meta:editing-duration>PT21H4M8S</meta:editing-duration>
    <meta:editing-cycles>6</meta:editing-cycles>
    <meta:generator>LibreOffice/4.2.8.2$Linux_X86_64 LibreOffice_project/420$Build-2</meta:generator>
    <meta:initial-creator>Markus Schreier</meta:initial-creator>
    <dc:date>2015-06-16T17:42:59.203169622</dc:date>
    <dc:creator>Markus Schreier</dc:creator>
    <meta:document-statistic meta:table-count="2" meta:image-count="10" meta:object-count="0" meta:page-count="18" meta:paragraph-count="208" meta:word-count="2099" meta:character-count="14404" meta:non-whitespace-character-count="12496"/>
    <meta:template xlink:type="simple" xlink:actuate="onRequest" xlink:title="ReferenceArchitecture" xlink:href="../../../../../.config/libreoffice/4/user/template/ReferenceArchitecture.ott" meta:date="2015-06-15T15:22:44.993736722"/>
  </office:meta>
</office:document-meta>
</file>